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ed43" officeooo:paragraph-rsid="0003ed43"/>
    </style:style>
    <style:style style:name="P2" style:family="paragraph" style:parent-style-name="Standard">
      <style:text-properties style:text-position="sub 58%" officeooo:rsid="0003ed43" officeooo:paragraph-rsid="0003ed43"/>
    </style:style>
    <style:style style:name="P3" style:family="paragraph" style:parent-style-name="Standard">
      <style:text-properties officeooo:rsid="0003ed43" officeooo:paragraph-rsid="0003ed43"/>
    </style:style>
    <style:style style:name="P4" style:family="paragraph" style:parent-style-name="Standard">
      <style:text-properties officeooo:rsid="00048aae" officeooo:paragraph-rsid="00048a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เขียนโปรแกรมด้วยภาษา C</text:p>
      <text:p text:style-name="P1"/>
      <text:p text:style-name="P1">โปรแกรมแรกที่ไม่ใช่ Hello world</text:p>
      <text:p text:style-name="P1"/>
      <text:p text:style-name="P4">สร้างไฟล์ ex_01.c แล้วพิมพ์ข้อความดังนี้</text:p>
      <text:p text:style-name="P1"/>
      <text:p text:style-name="P4">main(){}</text:p>
      <text:p text:style-name="P4"/>
      <text:p text:style-name="P4">บันทึกไฟล์เสร็จแล้ว คอมไพล์ดังนี้</text:p>
      <text:p text:style-name="P4"/>
      <text:p text:style-name="P4">gcc -o ex_01 ex_01.c</text:p>
      <text:p text:style-name="P4"/>
      <text:p text:style-name="P4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7T10:43:45.538403833</meta:creation-date>
    <dc:date>2022-06-17T11:00:53.105049130</dc:date>
    <meta:editing-duration>PT14M9S</meta:editing-duration>
    <meta:editing-cycles>2</meta:editing-cycles>
    <meta:generator>LibreOffice/7.0.4.2$Linux_ARM_EABI LibreOffice_project/00$Build-2</meta:generator>
    <meta:document-statistic meta:table-count="0" meta:image-count="0" meta:object-count="0" meta:page-count="1" meta:paragraph-count="6" meta:word-count="87" meta:character-count="130" meta:non-whitespace-character-count="121"/>
  </office:meta>
</office:document-meta>
</file>